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779cm"/>
    </style:style>
    <style:style style:name="co3" style:family="table-column">
      <style:table-column-properties fo:break-before="auto" style:column-width="8.8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MS T0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float" office:value="539849" calcext:value-type="float">
            <text:p>539849</text:p>
          </table:table-cell>
          <table:table-cell table:style-name="ce3" office:value-type="string" calcext:value-type="string">
            <text:p>ANA BEATRIZ CLAUDIO MACHAD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9187" calcext:value-type="float">
            <text:p>499187</text:p>
          </table:table-cell>
          <table:table-cell table:style-name="ce3" office:value-type="string" calcext:value-type="string">
            <text:p>ANA CAROLINA DE ANDRADE OLIVEIR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5242" calcext:value-type="float">
            <text:p>475242</text:p>
          </table:table-cell>
          <table:table-cell table:style-name="ce3" office:value-type="string" calcext:value-type="string">
            <text:p>ANDERSON SILVA SOUZ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11948" calcext:value-type="float">
            <text:p>511948</text:p>
          </table:table-cell>
          <table:table-cell table:style-name="ce3" office:value-type="string" calcext:value-type="string">
            <text:p>ANTONIO DIOGO MONTEIRO DAMASCEN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00629" calcext:value-type="float">
            <text:p>500629</text:p>
          </table:table-cell>
          <table:table-cell table:style-name="ce3" office:value-type="string" calcext:value-type="string">
            <text:p>ANTONIO MATEUS GONCALVES DE SOUZ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14729" calcext:value-type="float">
            <text:p>514729</text:p>
          </table:table-cell>
          <table:table-cell table:style-name="ce3" office:value-type="string" calcext:value-type="string">
            <text:p>ANTONIO NEUTON INACIO LOPES JUNIOR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7221" calcext:value-type="float">
            <text:p>497221</text:p>
          </table:table-cell>
          <table:table-cell table:style-name="ce3" office:value-type="string" calcext:value-type="string">
            <text:p>ARIADNA RODRIGUES CAVALCANTE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28024" calcext:value-type="float">
            <text:p>428024</text:p>
          </table:table-cell>
          <table:table-cell table:style-name="ce3" office:value-type="string" calcext:value-type="string">
            <text:p>ARTHUR REGIS DE OLIVEIRA GOME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1988" calcext:value-type="float">
            <text:p>471988</text:p>
          </table:table-cell>
          <table:table-cell table:style-name="ce3" office:value-type="string" calcext:value-type="string">
            <text:p>ARUSHA SILVEIRA HOLANDA GOME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2077" calcext:value-type="float">
            <text:p>472077</text:p>
          </table:table-cell>
          <table:table-cell table:style-name="ce3" office:value-type="string" calcext:value-type="string">
            <text:p>BERGSON SERAFIM DE SOUZ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3662" calcext:value-type="float">
            <text:p>493662</text:p>
          </table:table-cell>
          <table:table-cell table:style-name="ce3" office:value-type="string" calcext:value-type="string">
            <text:p>BRUNO DA SILVA SALE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4074" calcext:value-type="float">
            <text:p>474074</text:p>
          </table:table-cell>
          <table:table-cell table:style-name="ce3" office:value-type="string" calcext:value-type="string">
            <text:p>CAIO CAMINHA MEDEIRO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09092" calcext:value-type="float">
            <text:p>509092</text:p>
          </table:table-cell>
          <table:table-cell table:style-name="ce3" office:value-type="string" calcext:value-type="string">
            <text:p>CARLOS DANIEL BARBOSA COST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3825" calcext:value-type="float">
            <text:p>473825</text:p>
          </table:table-cell>
          <table:table-cell table:style-name="ce3" office:value-type="string" calcext:value-type="string">
            <text:p>CARLOS EDUARDO COSTA NUNE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53691" calcext:value-type="float">
            <text:p>553691</text:p>
          </table:table-cell>
          <table:table-cell table:style-name="ce3" office:value-type="string" calcext:value-type="string">
            <text:p>DANYEL LIMA MATOS GRANZOTTI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37384" calcext:value-type="float">
            <text:p>537384</text:p>
          </table:table-cell>
          <table:table-cell table:style-name="ce3" office:value-type="string" calcext:value-type="string">
            <text:p>EMILLY DOS ANJOS MARINH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3618" calcext:value-type="float">
            <text:p>473618</text:p>
          </table:table-cell>
          <table:table-cell table:style-name="ce3" office:value-type="string" calcext:value-type="string">
            <text:p>EVYNNE FERREIRA AVELIN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1963" calcext:value-type="float">
            <text:p>471963</text:p>
          </table:table-cell>
          <table:table-cell table:style-name="ce3" office:value-type="string" calcext:value-type="string">
            <text:p>FELIPE RAULINO LEMO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42167" calcext:value-type="float">
            <text:p>542167</text:p>
          </table:table-cell>
          <table:table-cell table:style-name="ce3" office:value-type="string" calcext:value-type="string">
            <text:p>FRANCISCO JOSIAS DA SILVA BATIST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28522" calcext:value-type="float">
            <text:p>428522</text:p>
          </table:table-cell>
          <table:table-cell table:style-name="ce3" office:value-type="string" calcext:value-type="string">
            <text:p>GABRIEL MOREIRA NUNE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11329" calcext:value-type="float">
            <text:p>511329</text:p>
          </table:table-cell>
          <table:table-cell table:style-name="ce3" office:value-type="string" calcext:value-type="string">
            <text:p>GUILHERME DAMASCENO NOBRE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4845" calcext:value-type="float">
            <text:p>494845</text:p>
          </table:table-cell>
          <table:table-cell table:style-name="ce3" office:value-type="string" calcext:value-type="string">
            <text:p>ITALO RODRIGUES NASCIMENT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36646" calcext:value-type="float">
            <text:p>536646</text:p>
          </table:table-cell>
          <table:table-cell table:style-name="ce3" office:value-type="string" calcext:value-type="string">
            <text:p>JHORDANNA GONCALVES DE OLIVEIR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36107" calcext:value-type="float">
            <text:p>536107</text:p>
          </table:table-cell>
          <table:table-cell table:style-name="ce3" office:value-type="string" calcext:value-type="string">
            <text:p>JOAO ALVES RODRIGUES NET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01105" calcext:value-type="float">
            <text:p>501105</text:p>
          </table:table-cell>
          <table:table-cell table:style-name="ce3" office:value-type="string" calcext:value-type="string">
            <text:p>JOAO PEDRO MORAES DE OLIVEIR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58373" calcext:value-type="float">
            <text:p>558373</text:p>
          </table:table-cell>
          <table:table-cell table:style-name="ce3" office:value-type="string" calcext:value-type="string">
            <text:p>JOAO VICTOR CARVALHO DE OLIVEIR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5328" calcext:value-type="float">
            <text:p>495328</text:p>
          </table:table-cell>
          <table:table-cell table:style-name="ce3" office:value-type="string" calcext:value-type="string">
            <text:p>JOAO VITOR SOARES FURTAD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08670" calcext:value-type="float">
            <text:p>508670</text:p>
          </table:table-cell>
          <table:table-cell table:style-name="ce3" office:value-type="string" calcext:value-type="string">
            <text:p>JOSE ANDERSON OLIVEIRA DE LIM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57340" calcext:value-type="float">
            <text:p>557340</text:p>
          </table:table-cell>
          <table:table-cell table:style-name="ce3" office:value-type="string" calcext:value-type="string">
            <text:p>JUAN DAVID BIZERRA PIMENTEL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0580" calcext:value-type="float">
            <text:p>470580</text:p>
          </table:table-cell>
          <table:table-cell table:style-name="ce3" office:value-type="string" calcext:value-type="string">
            <text:p>LAIS FREITAS DE QUEIROZ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85422" calcext:value-type="float">
            <text:p>485422</text:p>
          </table:table-cell>
          <table:table-cell table:style-name="ce3" office:value-type="string" calcext:value-type="string">
            <text:p>LAZARO LOPES DE PAULA JUNIOR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09985" calcext:value-type="float">
            <text:p>509985</text:p>
          </table:table-cell>
          <table:table-cell table:style-name="ce3" office:value-type="string" calcext:value-type="string">
            <text:p>LUCAS TITO SAMPAI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3486" calcext:value-type="float">
            <text:p>493486</text:p>
          </table:table-cell>
          <table:table-cell table:style-name="ce3" office:value-type="string" calcext:value-type="string">
            <text:p>MARAYAH SABELLE CARVALHO MENESE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6002" calcext:value-type="float">
            <text:p>476002</text:p>
          </table:table-cell>
          <table:table-cell table:style-name="ce3" office:value-type="string" calcext:value-type="string">
            <text:p>MICHEL OLIVEIRA SILV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57191" calcext:value-type="float">
            <text:p>557191</text:p>
          </table:table-cell>
          <table:table-cell table:style-name="ce3" office:value-type="string" calcext:value-type="string">
            <text:p>PEDRO HENRIQUE GRIGORIO LIM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11881" calcext:value-type="float">
            <text:p>511881</text:p>
          </table:table-cell>
          <table:table-cell table:style-name="ce3" office:value-type="string" calcext:value-type="string">
            <text:p>PEDRO RIVALDO TABOSA SILV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5101" calcext:value-type="float">
            <text:p>495101</text:p>
          </table:table-cell>
          <table:table-cell table:style-name="ce3" office:value-type="string" calcext:value-type="string">
            <text:p>RAFAEL GALDINO DA SILV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21434" calcext:value-type="float">
            <text:p>521434</text:p>
          </table:table-cell>
          <table:table-cell table:style-name="ce3" office:value-type="string" calcext:value-type="string">
            <text:p>RUI FERNANDES WIEBBELING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4270" calcext:value-type="float">
            <text:p>494270</text:p>
          </table:table-cell>
          <table:table-cell table:style-name="ce3" office:value-type="string" calcext:value-type="string">
            <text:p>THIAGO LINS DA SILV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1699" calcext:value-type="float">
            <text:p>471699</text:p>
          </table:table-cell>
          <table:table-cell table:style-name="ce3" office:value-type="string" calcext:value-type="string">
            <text:p>WESLLEY ITALLO VIEIRA DA SILVA</text:p>
          </table:table-cell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MS T02" table:style-name="ta1">
        <table:table-column table:style-name="co1" table:default-cell-style-name="ce5"/>
        <table:table-column table:style-name="co3" table:default-cell-style-name="Default"/>
        <table:table-column table:style-name="co1" table:number-columns-repeated="38" table:default-cell-style-name="Default"/>
        <table:table-row table:style-name="ro1" table:number-rows-repeated="5">
          <table:table-cell table:number-columns-repeated="40"/>
        </table:table-row>
        <table:table-row table:style-name="ro1">
          <table:table-cell office:value-type="float" office:value="537656" calcext:value-type="float">
            <text:p>537656</text:p>
          </table:table-cell>
          <table:table-cell office:value-type="string" calcext:value-type="string">
            <text:p>ANA JULIA ARAUJO DA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9843" calcext:value-type="float">
            <text:p>499843</text:p>
          </table:table-cell>
          <table:table-cell office:value-type="string" calcext:value-type="string">
            <text:p>ANTONIO ELLITON DIAS GOME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42275" calcext:value-type="float">
            <text:p>542275</text:p>
          </table:table-cell>
          <table:table-cell office:value-type="string" calcext:value-type="string">
            <text:p>BIANCA ALVES MARTIN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42278" calcext:value-type="float">
            <text:p>542278</text:p>
          </table:table-cell>
          <table:table-cell office:value-type="string" calcext:value-type="string">
            <text:p>CAROLAINE LIMA BEZER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6413" calcext:value-type="float">
            <text:p>476413</text:p>
          </table:table-cell>
          <table:table-cell office:value-type="string" calcext:value-type="string">
            <text:p>CASSIO LUCAS BARBOSA DE FREITA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7852" calcext:value-type="float">
            <text:p>477852</text:p>
          </table:table-cell>
          <table:table-cell office:value-type="string" calcext:value-type="string">
            <text:p>CLEITON DOS SANTOS QUEIROZ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08077" calcext:value-type="float">
            <text:p>508077</text:p>
          </table:table-cell>
          <table:table-cell office:value-type="string" calcext:value-type="string">
            <text:p>DANIEL ALMEIDA DE FREITA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6355" calcext:value-type="float">
            <text:p>496355</text:p>
          </table:table-cell>
          <table:table-cell office:value-type="string" calcext:value-type="string">
            <text:p>DANILLO BEZERRA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397737" calcext:value-type="float">
            <text:p>397737</text:p>
          </table:table-cell>
          <table:table-cell office:value-type="string" calcext:value-type="string">
            <text:p>DAVID NATANAEL DE FREITAS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8952" calcext:value-type="float">
            <text:p>498952</text:p>
          </table:table-cell>
          <table:table-cell office:value-type="string" calcext:value-type="string">
            <text:p>DENILSON RABELO DOS SANTO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3620" calcext:value-type="float">
            <text:p>493620</text:p>
          </table:table-cell>
          <table:table-cell office:value-type="string" calcext:value-type="string">
            <text:p>FELIPE DANIEL GOMES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1345" calcext:value-type="float">
            <text:p>511345</text:p>
          </table:table-cell>
          <table:table-cell office:value-type="string" calcext:value-type="string">
            <text:p>FELLIPE MAYAN DA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08294" calcext:value-type="float">
            <text:p>508294</text:p>
          </table:table-cell>
          <table:table-cell office:value-type="string" calcext:value-type="string">
            <text:p>FRANCISCO ALEXSON ALMEIDA DA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38917" calcext:value-type="float">
            <text:p>538917</text:p>
          </table:table-cell>
          <table:table-cell office:value-type="string" calcext:value-type="string">
            <text:p>FRANCISCO ANDERSON SILVA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41087" calcext:value-type="float">
            <text:p>541087</text:p>
          </table:table-cell>
          <table:table-cell office:value-type="string" calcext:value-type="string">
            <text:p>FRANCISCO EDIMAR MATIAS DE SOUS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4418" calcext:value-type="float">
            <text:p>494418</text:p>
          </table:table-cell>
          <table:table-cell office:value-type="string" calcext:value-type="string">
            <text:p>FRANCISCO EDVALDO DE OLIVEIRA JUNIOR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38229" calcext:value-type="float">
            <text:p>538229</text:p>
          </table:table-cell>
          <table:table-cell office:value-type="string" calcext:value-type="string">
            <text:p>GABRIELA MACHADO SANTO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4745" calcext:value-type="float">
            <text:p>514745</text:p>
          </table:table-cell>
          <table:table-cell office:value-type="string" calcext:value-type="string">
            <text:p>GABRIEL BURCKART OKIDOI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6751" calcext:value-type="float">
            <text:p>476751</text:p>
          </table:table-cell>
          <table:table-cell office:value-type="string" calcext:value-type="string">
            <text:p>GABRIEL CORREIA DA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5028" calcext:value-type="float">
            <text:p>515028</text:p>
          </table:table-cell>
          <table:table-cell office:value-type="string" calcext:value-type="string">
            <text:p>ISAAC DEUSDARA SILVA BARRO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42302" calcext:value-type="float">
            <text:p>542302</text:p>
          </table:table-cell>
          <table:table-cell office:value-type="string" calcext:value-type="string">
            <text:p>ISABELA PEREIRA VIEI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5231" calcext:value-type="float">
            <text:p>495231</text:p>
          </table:table-cell>
          <table:table-cell office:value-type="string" calcext:value-type="string">
            <text:p>ISANIO VITOR FELIX ARAUJO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3143" calcext:value-type="float">
            <text:p>473143</text:p>
          </table:table-cell>
          <table:table-cell office:value-type="string" calcext:value-type="string">
            <text:p>JOAO LUCAS DE OLIVEIRA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2278" calcext:value-type="float">
            <text:p>512278</text:p>
          </table:table-cell>
          <table:table-cell office:value-type="string" calcext:value-type="string">
            <text:p>JOAO VICTOR BEZERRA DOS SANTO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00038" calcext:value-type="float">
            <text:p>500038</text:p>
          </table:table-cell>
          <table:table-cell office:value-type="string" calcext:value-type="string">
            <text:p>JOSE IAGO DA SILVA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3643" calcext:value-type="float">
            <text:p>493643</text:p>
          </table:table-cell>
          <table:table-cell office:value-type="string" calcext:value-type="string">
            <text:p>JOSUE ELIEL VIEIRA COST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4496" calcext:value-type="float">
            <text:p>514496</text:p>
          </table:table-cell>
          <table:table-cell office:value-type="string" calcext:value-type="string">
            <text:p>LAZARO SILVA FREITA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35833" calcext:value-type="float">
            <text:p>535833</text:p>
          </table:table-cell>
          <table:table-cell office:value-type="string" calcext:value-type="string">
            <text:p>LETICIA MACIEL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4080" calcext:value-type="float">
            <text:p>474080</text:p>
          </table:table-cell>
          <table:table-cell office:value-type="string" calcext:value-type="string">
            <text:p>LUCAS DE CASTRO VIANA BARRO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6797" calcext:value-type="float">
            <text:p>496797</text:p>
          </table:table-cell>
          <table:table-cell office:value-type="string" calcext:value-type="string">
            <text:p>MATEUS GONCALVES LOIOL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3433" calcext:value-type="float">
            <text:p>493433</text:p>
          </table:table-cell>
          <table:table-cell office:value-type="string" calcext:value-type="string">
            <text:p>MATHEUS DANTAS BATIST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09529" calcext:value-type="float">
            <text:p>509529</text:p>
          </table:table-cell>
          <table:table-cell office:value-type="string" calcext:value-type="string">
            <text:p>MONICA DE LIMA KRIEGER</text:p>
          </table:table-cell>
          <table:table-cell table:style-name="ce7"/>
          <table:table-cell table:style-name="ce6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6581" calcext:value-type="float">
            <text:p>496581</text:p>
          </table:table-cell>
          <table:table-cell office:value-type="string" calcext:value-type="string">
            <text:p>ODIMAR SOUSA FALCAO FILHO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38588" calcext:value-type="float">
            <text:p>538588</text:p>
          </table:table-cell>
          <table:table-cell office:value-type="string" calcext:value-type="string">
            <text:p>PEDRO HENRIQUE GOMES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39176" calcext:value-type="float">
            <text:p>539176</text:p>
          </table:table-cell>
          <table:table-cell office:value-type="string" calcext:value-type="string">
            <text:p>RODRIGO LIMA PEREI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40685" calcext:value-type="float">
            <text:p>540685</text:p>
          </table:table-cell>
          <table:table-cell office:value-type="string" calcext:value-type="string">
            <text:p>SABRINA DOS SANTOS DIA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1278" calcext:value-type="float">
            <text:p>471278</text:p>
          </table:table-cell>
          <table:table-cell office:value-type="string" calcext:value-type="string">
            <text:p>THAIS LARA FIGUEREDO DE ALMEID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1808" calcext:value-type="float">
            <text:p>471808</text:p>
          </table:table-cell>
          <table:table-cell office:value-type="string" calcext:value-type="string">
            <text:p>THIAGO THARLES FELICIO DE OLIVEI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40684" calcext:value-type="float">
            <text:p>540684</text:p>
          </table:table-cell>
          <table:table-cell office:value-type="string" calcext:value-type="string">
            <text:p>TONY MATHEUS DE LIMA OLIVEI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28568" calcext:value-type="float">
            <text:p>428568</text:p>
          </table:table-cell>
          <table:table-cell office:value-type="string" calcext:value-type="string">
            <text:p>VINICIUS COSTA MELO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38188" calcext:value-type="float">
            <text:p>538188</text:p>
          </table:table-cell>
          <table:table-cell office:value-type="string" calcext:value-type="string">
            <text:p>VINICIUS SOARES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 table:number-rows-repeated="1048529">
          <table:table-cell table:number-columns-repeated="40"/>
        </table:table-row>
        <table:table-row table:style-name="ro1">
          <table:table-cell table:number-columns-repeated="40"/>
        </table:table-row>
      </table:table>
      <table:table table:name="PIDM" table:style-name="ta1">
        <table:table-column table:style-name="co1" table:default-cell-style-name="ce5"/>
        <table:table-column table:style-name="co1" table:number-columns-repeated="38" table:default-cell-style-name="Default"/>
        <table:table-row table:style-name="ro1" table:number-rows-repeated="4">
          <table:table-cell table:number-columns-repeated="39"/>
        </table:table-row>
        <table:table-row table:style-name="ro1">
          <table:table-cell/>
          <table:table-cell table:style-name="ce15" office:value-type="string" calcext:value-type="string">
            <text:p>T01</text:p>
          </table:table-cell>
          <table:table-cell table:style-name="ce15" office:value-type="string" calcext:value-type="string">
            <text:p>T02</text:p>
          </table:table-cell>
          <table:table-cell table:style-name="ce15" office:value-type="string" calcext:value-type="string">
            <text:p>AP1</text:p>
          </table:table-cell>
          <table:table-cell table:style-name="ce15" office:value-type="string" calcext:value-type="string">
            <text:p>MP1</text:p>
          </table:table-cell>
          <table:table-cell table:number-columns-repeated="34"/>
        </table:table-row>
        <table:table-row table:style-name="ro1">
          <table:table-cell office:value-type="float" office:value="402847" calcext:value-type="float">
            <text:p>40284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6]+[.C6])/2)*0.2 +[.D6]*0.8" office:value-type="float" office:value="0" calcext:value-type="float">
            <text:p>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1525" calcext:value-type="float">
            <text:p>51152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(([.B7]+[.C7])/2)*0.2 +[.D7]*0.8" office:value-type="float" office:value="10" calcext:value-type="float">
            <text:p>1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5027" calcext:value-type="float">
            <text:p>515027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(([.B8]+[.C8])/2)*0.2 +[.D8]*0.8" office:value-type="float" office:value="10" calcext:value-type="float">
            <text:p>1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95911" calcext:value-type="float">
            <text:p>495911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(([.B9]+[.C9])/2)*0.2 +[.D9]*0.8" office:value-type="float" office:value="5.2" calcext:value-type="float">
            <text:p>5,2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00974" calcext:value-type="float">
            <text:p>50097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0.1" calcext:value-type="float">
            <text:p>0,1</text:p>
          </table:table-cell>
          <table:table-cell table:style-name="ce7" table:formula="of:=(([.B10]+[.C10])/2)*0.2 +[.D10]*0.8" office:value-type="float" office:value="0.08" calcext:value-type="float">
            <text:p>0,08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00198" calcext:value-type="float">
            <text:p>50019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(([.B11]+[.C11])/2)*0.2 +[.D11]*0.8" office:value-type="float" office:value="5.8" calcext:value-type="float">
            <text:p>5,8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93537" calcext:value-type="float">
            <text:p>49353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(([.B12]+[.C12])/2)*0.2 +[.D12]*0.8" office:value-type="float" office:value="5" calcext:value-type="float">
            <text:p>5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72077" calcext:value-type="float">
            <text:p>472077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(([.B13]+[.C13])/2)*0.2 +[.D13]*0.8" office:value-type="float" office:value="8.4" calcext:value-type="float">
            <text:p>8,4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97091" calcext:value-type="float">
            <text:p>497091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(([.B14]+[.C14])/2)*0.2 +[.D14]*0.8" office:value-type="float" office:value="6" calcext:value-type="float">
            <text:p>6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99583" calcext:value-type="float">
            <text:p>499583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15]+[.C15])/2)*0.2 +[.D15]*0.8" office:value-type="float" office:value="2" calcext:value-type="float">
            <text:p>2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09157" calcext:value-type="float">
            <text:p>509157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(([.B16]+[.C16])/2)*0.2 +[.D16]*0.8" office:value-type="float" office:value="9.2" calcext:value-type="float">
            <text:p>9,2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1518" calcext:value-type="float">
            <text:p>51151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(([.B17]+[.C17])/2)*0.2 +[.D17]*0.8" office:value-type="float" office:value="5" calcext:value-type="float">
            <text:p>5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21599" calcext:value-type="float">
            <text:p>42159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18]+[.C18])/2)*0.2 +[.D18]*0.8" office:value-type="float" office:value="1" calcext:value-type="float">
            <text:p>1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1921" calcext:value-type="float">
            <text:p>51192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19]+[.C19])/2)*0.2 +[.D19]*0.8" office:value-type="float" office:value="0" calcext:value-type="float">
            <text:p>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54759" calcext:value-type="float">
            <text:p>55475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(([.B20]+[.C20])/2)*0.2 +[.D20]*0.8" office:value-type="float" office:value="9.2" calcext:value-type="float">
            <text:p>9,2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5008" calcext:value-type="float">
            <text:p>515008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(([.B21]+[.C21])/2)*0.2 +[.D21]*0.8" office:value-type="float" office:value="10" calcext:value-type="float">
            <text:p>1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18132" calcext:value-type="float">
            <text:p>41813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(([.B22]+[.C22])/2)*0.2 +[.D22]*0.8" office:value-type="float" office:value="3.2" calcext:value-type="float">
            <text:p>3,2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94684" calcext:value-type="float">
            <text:p>49468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(([.B23]+[.C23])/2)*0.2 +[.D23]*0.8" office:value-type="float" office:value="6.4" calcext:value-type="float">
            <text:p>6,4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4595" calcext:value-type="float">
            <text:p>51459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(([.B24]+[.C24])/2)*0.2 +[.D24]*0.8" office:value-type="float" office:value="5" calcext:value-type="float">
            <text:p>5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04044" calcext:value-type="float">
            <text:p>40404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(([.B25]+[.C25])/2)*0.2 +[.D25]*0.8" office:value-type="float" office:value="4.9" calcext:value-type="float">
            <text:p>4,9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73609" calcext:value-type="float">
            <text:p>47360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(([.B26]+[.C26])/2)*0.2 +[.D26]*0.8" office:value-type="float" office:value="4" calcext:value-type="float">
            <text:p>4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34046" calcext:value-type="float">
            <text:p>43404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27]+[.C27])/2)*0.2 +[.D27]*0.8" office:value-type="float" office:value="0" calcext:value-type="float">
            <text:p>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1623" calcext:value-type="float">
            <text:p>51162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(([.B28]+[.C28])/2)*0.2 +[.D28]*0.8" office:value-type="float" office:value="8.9" calcext:value-type="float">
            <text:p>8,9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97147" calcext:value-type="float">
            <text:p>49714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29]+[.C29])/2)*0.2 +[.D29]*0.8" office:value-type="float" office:value="0" calcext:value-type="float">
            <text:p>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94721" calcext:value-type="float">
            <text:p>494721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(([.B30]+[.C30])/2)*0.2 +[.D30]*0.8" office:value-type="float" office:value="10" calcext:value-type="float">
            <text:p>1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2282" calcext:value-type="float">
            <text:p>512282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9.5" calcext:value-type="float">
            <text:p>9,5</text:p>
          </table:table-cell>
          <table:table-cell table:style-name="ce7" table:formula="of:=(([.B31]+[.C31])/2)*0.2 +[.D31]*0.8" office:value-type="float" office:value="9.6" calcext:value-type="float">
            <text:p>9,6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99578" calcext:value-type="float">
            <text:p>49957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.1" calcext:value-type="float">
            <text:p>0,1</text:p>
          </table:table-cell>
          <table:table-cell table:style-name="ce7" table:formula="of:=(([.B32]+[.C32])/2)*0.2 +[.D32]*0.8" office:value-type="float" office:value="1.08" calcext:value-type="float">
            <text:p>1,08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00918" calcext:value-type="float">
            <text:p>50091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33]+[.C33])/2)*0.2 +[.D33]*0.8" office:value-type="float" office:value="1" calcext:value-type="float">
            <text:p>1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0361" calcext:value-type="float">
            <text:p>51036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(([.B34]+[.C34])/2)*0.2 +[.D34]*0.8" office:value-type="float" office:value="5" calcext:value-type="float">
            <text:p>5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28968" calcext:value-type="float">
            <text:p>42896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35]+[.C35])/2)*0.2 +[.D35]*0.8" office:value-type="float" office:value="0" calcext:value-type="float">
            <text:p>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70385" calcext:value-type="float">
            <text:p>47038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9.5" calcext:value-type="float">
            <text:p>9,5</text:p>
          </table:table-cell>
          <table:table-cell table:style-name="ce7" table:formula="of:=(([.B36]+[.C36])/2)*0.2 +[.D36]*0.8" office:value-type="float" office:value="8.6" calcext:value-type="float">
            <text:p>8,6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72763" calcext:value-type="float">
            <text:p>47276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(([.B37]+[.C37])/2)*0.2 +[.D37]*0.8" office:value-type="float" office:value="4.2" calcext:value-type="float">
            <text:p>4,2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4702" calcext:value-type="float">
            <text:p>514702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(([.B38]+[.C38])/2)*0.2 +[.D38]*0.8" office:value-type="float" office:value="6.8" calcext:value-type="float">
            <text:p>6,8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1031" calcext:value-type="float">
            <text:p>511031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(([.B39]+[.C39])/2)*0.2 +[.D39]*0.8" office:value-type="float" office:value="10" calcext:value-type="float">
            <text:p>1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399626" calcext:value-type="float">
            <text:p>39962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40]+[.C40])/2)*0.2 +[.D40]*0.8" office:value-type="float" office:value="1" calcext:value-type="float">
            <text:p>1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0764" calcext:value-type="float">
            <text:p>51076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(([.B41]+[.C41])/2)*0.2 +[.D41]*0.8" office:value-type="float" office:value="5.7" calcext:value-type="float">
            <text:p>5,7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0899" calcext:value-type="float">
            <text:p>51089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(([.B42]+[.C42])/2)*0.2 +[.D42]*0.8" office:value-type="float" office:value="5" calcext:value-type="float">
            <text:p>5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2139" calcext:value-type="float">
            <text:p>51213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(([.B43]+[.C43])/2)*0.2 +[.D43]*0.8" office:value-type="float" office:value="9.2" calcext:value-type="float">
            <text:p>9,2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73134" calcext:value-type="float">
            <text:p>47313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9.5" calcext:value-type="float">
            <text:p>9,5</text:p>
          </table:table-cell>
          <table:table-cell table:style-name="ce7" table:formula="of:=(([.B44]+[.C44])/2)*0.2 +[.D44]*0.8" office:value-type="float" office:value="8.6" calcext:value-type="float">
            <text:p>8,6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09576" calcext:value-type="float">
            <text:p>50957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0.1" calcext:value-type="float">
            <text:p>0,1</text:p>
          </table:table-cell>
          <table:table-cell table:style-name="ce7" table:formula="of:=(([.B45]+[.C45])/2)*0.2 +[.D45]*0.8" office:value-type="float" office:value="1.78" calcext:value-type="float">
            <text:p>1,78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2314" calcext:value-type="float">
            <text:p>512314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7" table:formula="of:=(([.B46]+[.C46])/2)*0.2 +[.D46]*0.8" office:value-type="float" office:value="10" calcext:value-type="float">
            <text:p>10</text:p>
          </table:table-cell>
          <table:table-cell table:number-columns-repeated="34"/>
        </table:table-row>
        <table:table-row table:style-name="ro1" table:number-rows-repeated="1048529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14:07:41.32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2T08:24:21.606000000</meta:creation-date>
    <dc:date>2023-11-02T15:04:12.753000000</dc:date>
    <meta:editing-duration>P2DT49M52S</meta:editing-duration>
    <meta:editing-cycles>5</meta:editing-cycles>
    <meta:generator>LibreOffice/7.1.4.2$Windows_X86_64 LibreOffice_project/a529a4fab45b75fefc5b6226684193eb000654f6</meta:generator>
    <meta:print-date>2023-10-31T14:20:17.228000000</meta:print-date>
    <meta:document-statistic meta:table-count="3" meta:cell-count="371" meta:object-count="0"/>
  </office:meta>
</office:document-meta>
</file>